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list-style-name="L1">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body" style:list-style-name="L6">
      <style:text-properties officeooo:paragraph-rsid="0040beaf"/>
    </style:style>
    <style:style style:name="P10" style:family="paragraph" style:parent-style-name="Thesis_5f_body" style:list-style-name="L7">
      <style:text-properties officeooo:paragraph-rsid="0040beaf"/>
    </style:style>
    <style:style style:name="P11" style:family="paragraph" style:parent-style-name="Thesis_5f_body" style:list-style-name="L9">
      <style:text-properties officeooo:paragraph-rsid="0040beaf"/>
    </style:style>
    <style:style style:name="P12" style:family="paragraph" style:parent-style-name="Thesis_5f_body">
      <style:text-properties officeooo:paragraph-rsid="0040beaf"/>
    </style:style>
    <style:style style:name="P13" style:family="paragraph" style:parent-style-name="Thesis_5f_body" style:list-style-name="L8">
      <style:paragraph-properties fo:margin-left="1.251cm" fo:margin-right="0cm" fo:text-indent="-0.635cm" style:auto-text-indent="false"/>
      <style:text-properties officeooo:paragraph-rsid="0040beaf"/>
    </style:style>
    <style:style style:name="P14" style:family="paragraph" style:parent-style-name="Thesis_5f_Heading1" style:list-style-name="Thesis_5f_numbering" style:master-page-name="Thesis_5f_bodyPage">
      <style:paragraph-properties style:page-number="auto"/>
      <style:text-properties officeooo:paragraph-rsid="0040beaf"/>
    </style:style>
    <style:style style:name="P15" style:family="paragraph" style:parent-style-name="Thesis_5f_Heading2" style:list-style-name="Thesis_5f_numbering">
      <style:text-properties officeooo:paragraph-rsid="0040beaf"/>
    </style:style>
    <style:style style:name="P16" style:family="paragraph" style:parent-style-name="Thesis_5f_Heading3" style:list-style-name="Thesis_5f_numbering">
      <style:text-properties officeooo:paragraph-rsid="0040beaf"/>
    </style:style>
    <style:style style:name="P17" style:family="paragraph" style:parent-style-name="Thesis_5f_caption">
      <style:text-properties officeooo:paragraph-rsid="009e5438"/>
    </style:style>
    <style:style style:name="P18" style:family="paragraph" style:parent-style-name="Thesis_5f_caption">
      <style:text-properties officeooo:paragraph-rsid="00bb50a9"/>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officeooo:rsid="008842af"/>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650460103" text:style-name="Thesis_5f_numbering">
        <text:list-item>
          <text:p text:style-name="P14">Литературен преглед</text:p>
          <text:list>
            <text:list-item>
              <text:p text:style-name="P15">Съобществата на зообентоса като индикатор за състоянието на околната среда</text:p>
            </text:list-item>
          </text:list>
        </text:list-item>
      </text:list>
      <text:p text:style-name="P12"><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12"><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12"><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12"><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12"><draw:frame draw:style-name="fr3" draw:name="Frame2" text:anchor-type="char" svg:y="0.243cm" svg:width="15.099cm" svg:height="14.337cm" draw:z-index="4"><draw:text-box><text:p text:style-name="P18"><draw:frame draw:style-name="fr6" draw:name="Image2" text:anchor-type="as-char" svg:width="13.492cm" svg:height="11.587cm" draw:z-index="5"><draw:image xlink:href="Pictures/1000020100000284000001FB7BCD1F25F22F8E13.png" xlink:type="simple" xlink:show="embed" xlink:actuate="onLoad"/></draw:frame></text:p><text:p text:style-name="P18">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
      <text:p text:style-name="P12"><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12"><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12"><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05132884363041" text:continue-numbering="true" text:style-name="Thesis_5f_numbering">
        <text:list-item>
          <text:list>
            <text:list-item>
              <text:list>
                <text:list-item>
                  <text:p text:style-name="P16"><text:span text:style-name="T48">Морските з</text:span>ообентосни изследвания и опазването на околната среда <text:span text:style-name="T49">в контекста на</text:span> <text:span text:style-name="T50">европейското законодателство</text:span></text:p>
                </text:list-item>
              </text:list>
            </text:list-item>
          </text:list>
        </text:list-item>
      </text:list>
      <text:p text:style-name="P12"><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12"/>
      <text:list xml:id="list1562844714" text:style-name="L1">
        <text:list-item>
          <text:p text:style-name="P3"><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12"><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1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12"/>
      <text:list xml:id="list3818116663" text:style-name="L6">
        <text:list-item>
          <text:p text:style-name="P9"><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1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12"><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12"><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12"><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12"><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12"><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text:span><text:soft-page-break/><text:span text:style-name="T101">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12"/>
      <text:list xml:id="list1461954773" text:style-name="L7">
        <text:list-item>
          <text:p text:style-name="P10"><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12"><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12"><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1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2348122934" text:style-name="L8">
        <text:list-item>
          <text:list>
            <text:list-item>
              <text:p text:style-name="P13"><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3"><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3"><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3"><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12"/>
      <text:p text:style-name="P12"><text:bookmark-start text:name="__RefHeading__1855_970456079"/><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51">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12"><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12"><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12"><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12"><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12"><draw:frame draw:style-name="fr1" draw:name="Frame1" text:anchor-type="paragraph" svg:width="15.699cm" draw:z-index="0"><draw:text-box fo:min-height="11.642cm"><text:p text:style-name="Thesis_5f_caption"><draw:frame draw:style-name="fr4"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05133885335252" text:continue-list="list105132884363041" text:style-name="Thesis_5f_numbering">
        <text:list-item>
          <text:list>
            <text:list-item>
              <text:list>
                <text:list-item>
                  <text:p text:style-name="P16"><text:span text:style-name="T151">Б</text:span>иотични индекси, <text:span text:style-name="T151">базирани на макрозообентоса</text:span></text:p>
                </text:list-item>
              </text:list>
            </text:list-item>
          </text:list>
        </text:list-item>
      </text:list>
      <text:p text:style-name="P12"><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text:span><text:soft-page-break/><text:span text:style-name="T32">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12"><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12"><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2">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12"><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12"><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4"> </text:span><text:span text:style-name="T155">както </text:span><text:span text:style-name="T28">и съответствието на стойностите му с класовете за качество на </text:span><text:span text:style-name="T36">РДВ</text:span><text:span text:style-name="T28">.</text:span></text:p>
      <text:p text:style-name="P12"><draw:frame draw:style-name="fr2" draw:name="Frame5" text:anchor-type="paragraph" svg:width="16.002cm" draw:z-index="2"><draw:text-box fo:min-height="11.83cm"><text:p text:style-name="P17"><draw:frame draw:style-name="fr5"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12"><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12"><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12"><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12"><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12"><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3219783744" text:style-name="L9">
        <text:list-item>
          <text:p text:style-name="P11"><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1"><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1"><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1"><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12"><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05132071510486" text:continue-list="list105133885335252" text:style-name="Thesis_5f_numbering">
        <text:list-item>
          <text:list>
            <text:list-item>
              <text:p text:style-name="P15">Зообентосни изследвания в <text:span text:style-name="T157">българския сектор на </text:span>Черно море — <text:span text:style-name="T158">исторически план</text:span></text:p>
            </text:list-item>
          </text:list>
        </text:list-item>
      </text:list>
      <text:p text:style-name="P12"><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12"><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12"><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12"><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12"><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12"><text:bookmark-start text:name="__RefHeading__1899_970456079"/><text:soft-page-break/><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12"/>
      <text:p text:style-name="P8"><text:bookmark-start text:name="__RefHeading__1901_970456079"/><text:span text:style-name="T157">И</text:span>нфралиторална пясъчна зона<text:bookmark-end text:name="__RefHeading__1901_970456079"/></text:p>
      <text:p text:style-name="P12"><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12"><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12"><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12"><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12"><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12"/>
      <text:p text:style-name="P8"><text:bookmark-start text:name="__RefHeading__1915_970456079"/><text:span text:style-name="T170">К</text:span>райбрежна тиня<text:bookmark-end text:name="__RefHeading__1915_970456079"/></text:p>
      <text:p text:style-name="P12"><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12"><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12"><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12"><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05132898713984" text:continue-numbering="true" text:style-name="Thesis_5f_numbering">
        <text:list-item>
          <text:list>
            <text:list-item>
              <text:p text:style-name="P15">Съвременно състояние на зообентосните съобщества в Черно море</text:p>
            </text:list-item>
          </text:list>
        </text:list-item>
      </text:list>
      <text:p text:style-name="P12"><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12"><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12"><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12"><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31S</meta:editing-duration>
    <meta:editing-cycles>2</meta:editing-cycles>
    <meta:generator>LibreOffice/5.3.2.2$Linux_X86_64 LibreOffice_project/6cd4f1ef626f15116896b1d8e1398b56da0d0ee1</meta:generator>
    <meta:initial-creator>K</meta:initial-creator>
    <dc:date>2017-04-26T10:51:31.331569597</dc:date>
    <dc:creator>K</dc:creator>
    <meta:document-statistic meta:table-count="0" meta:image-count="3" meta:object-count="0" meta:page-count="14" meta:paragraph-count="84" meta:word-count="4910" meta:character-count="35327" meta:non-whitespace-character-count="30472"/>
    <meta:template xlink:type="simple" xlink:actuate="onRequest" xlink:title="thesis_styles" xlink:href="../../thesis_working/styles_templates/thesis_styles.ott" meta:date="2017-04-26T10:50:59.778944469"/>
  </office:meta>
</office:document-meta>
</file>